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Handler.getContent( java . net . URLConnection var0 , java . lang . Class [ ]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tentHandler.Cont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